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ext-properties officeooo:paragraph-rsid="001c7ced"/>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fo:font-weight="normal" officeooo:rsid="001ce543" style:font-size-asian="11pt" style:font-weight-asian="normal" style:font-size-complex="11pt" style:font-weight-complex="normal"/>
    </style:style>
    <style:style style:name="T9" style:family="text">
      <style:text-properties fo:font-size="11pt" fo:language="es" fo:country="ES" style:font-size-asian="11pt" style:font-size-complex="11pt"/>
    </style:style>
    <style:style style:name="T10" style:family="text">
      <style:text-properties fo:font-size="11pt" fo:language="es" fo:country="ES" officeooo:rsid="001ab914" style:font-size-asian="11pt" style:font-size-complex="11pt"/>
    </style:style>
    <style:style style:name="T11" style:family="text">
      <style:text-properties officeooo:rsid="001ab9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8">ERC</text:span><text:span text:style-name="T6">, con domicilio en <text:s/></text:span><text:span text:style-name="T8">Esquerra Republicana, C/ </text:span><text:span text:style-name="T6">Calàbria, 166, 08015 BARCELON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46:44.832090673</dc:date>
    <meta:editing-duration>PT56M50S</meta:editing-duration>
    <meta:editing-cycles>11</meta:editing-cycles>
    <meta:generator>LibreOffice/6.1.2.1$Linux_X86_64 LibreOffice_project/65905a128db06ba48db947242809d14d3f9a93fe</meta:generator>
    <meta:document-statistic meta:table-count="0" meta:image-count="0" meta:object-count="0" meta:page-count="1" meta:paragraph-count="18" meta:word-count="448" meta:character-count="2862" meta:non-whitespace-character-count="2428"/>
  </office:meta>
</office:document-meta>
</file>